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75c4e"/>
    </style:style>
    <style:style style:name="P7" style:family="paragraph" style:parent-style-name="Standard">
      <style:paragraph-properties fo:text-align="justify" style:justify-single-word="false"/>
      <style:text-properties officeooo:paragraph-rsid="000990b8"/>
    </style:style>
    <style:style style:name="P8" style:family="paragraph" style:parent-style-name="Standard">
      <style:paragraph-properties fo:text-align="justify" style:justify-single-word="false"/>
      <style:text-properties officeooo:paragraph-rsid="000ae812"/>
    </style:style>
    <style:style style:name="P9" style:family="paragraph" style:parent-style-name="Standard">
      <style:paragraph-properties fo:text-align="justify" style:justify-single-word="false"/>
      <style:text-properties officeooo:rsid="000667eb" officeooo:paragraph-rsid="000667eb"/>
    </style:style>
    <style:style style:name="P10" style:family="paragraph" style:parent-style-name="Standard">
      <style:paragraph-properties fo:text-align="justify" style:justify-single-word="false"/>
      <style:text-properties officeooo:rsid="00075c4e" officeooo:paragraph-rsid="00075c4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67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ba6b"/>
    </style:style>
    <style:style style:name="T5" style:family="text">
      <style:text-properties officeooo:rsid="0004859d"/>
    </style:style>
    <style:style style:name="T6" style:family="text">
      <style:text-properties officeooo:rsid="000667eb"/>
    </style:style>
    <style:style style:name="T7" style:family="text">
      <style:text-properties officeooo:rsid="00075c4e"/>
    </style:style>
    <style:style style:name="T8" style:family="text">
      <style:text-properties officeooo:rsid="00089e65"/>
    </style:style>
    <style:style style:name="T9" style:family="text">
      <style:text-properties officeooo:rsid="000990b8"/>
    </style:style>
    <style:style style:name="T10" style:family="text">
      <style:text-properties officeooo:rsid="0009f1f9"/>
    </style:style>
    <style:style style:name="T11" style:family="text">
      <style:text-properties officeooo:rsid="000ae812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od morning everybody, my name is LE Van Linh.</text:p>
      <text:p text:style-name="P1">I am the third year PhD student in MorphoBoid Group at Image and Sound Team, LaBRI.</text:p>
      <text:p text:style-name="P1">Before going to my work, I would like to present several information about MorphoBoid <text:span text:style-name="T4">Group where I work during my PhD</text:span>.</text:p>
      <text:p text:style-name="P1"/>
      <text:p text:style-name="P1">Slide 0:</text:p>
      <text:list xml:id="list4082218614" text:style-name="L1">
        <text:list-item>
          <text:p text:style-name="P5">MorphoBoid group studies the techniques to automatically process images in different application domains: biology, medicine, archaelogy</text:p>
        </text:list-item>
        <text:list-item>
          <text:p text:style-name="P5">To work on the images, we <text:span text:style-name="T5">are</text:span> follow<text:span text:style-name="T5">ing</text:span> two main groups of techniques: image processing and deep learning methods.</text:p>
        </text:list-item>
        <text:list-item>
          <text:p text:style-name="P5">Currently, our group is working on a collaboration project with the biologist; a project on MRI brain images; a collaboration to analysis heterogenenous data; and a collaborations with the archologist to assembling ancient document fragments. </text:p>
        </text:list-item>
      </text:list>
      <text:p text:style-name="P1"><text:s/></text:p>
      <text:p text:style-name="P1">Come back to my work, I work in DevMAP project, a collaboration project with biologists <text:span text:style-name="T5">to automatically identify the landmarks on beetle images</text:span>.</text:p>
      <text:p text:style-name="P1">This is a collaborative-research with Marie BEURTON-AIMAR, Akka ZEMMARI, who are my Phd supervisors and Nicolas PARISEY, a researcher in agronomy.</text:p>
      <text:p text:style-name="P1"/>
      <text:p text:style-name="P1">Slide 1</text:p>
      <text:p text:style-name="P1">In this research, <text:span text:style-name="T6">the biologists have chosen morphometric analysis to </text:span>study the interactions between morphometry of species and the environment factors. The characteristics that we can take into account can be shape, size, or landmarks.</text:p>
      <text:p text:style-name="P2">What is a landmarks?</text:p>
      <text:p text:style-name="P1">A landmark is a kind of point of interest defined by the biologists.</text:p>
      <text:p text:style-name="P1">You can see here, we have two examples of landmarks.</text:p>
      <text:p text:style-name="P1">In the first case, that is the intersection of veins on a fly wing.</text:p>
      <text:p text:style-name="P1">In the second case, that is 8 landmarks on a pronotum image.</text:p>
      <text:p text:style-name="P1"/>
      <text:p text:style-name="P1">Slide 2</text:p>
      <text:p text:style-name="P1">In this project, we work on a dataset includes 293 beetle images.</text:p>
      <text:p text:style-name="P1">For each beetle, we have captured 5 images corresponding to 5 parts of it.</text:p>
      <text:p text:style-name="P1">All the images have been taken with the same camera in the same conditions.</text:p>
      <text:p text:style-name="P9">In this study, we focus on three part of beetle: elytra, head and pronotum as you see in the slide.</text:p>
      <text:p text:style-name="P1">For each part, a set of manual landmarks have been provided by biologists.</text:p>
      <text:p text:style-name="P1"/>
      <text:p text:style-name="P1">Slide 3</text:p>
      <text:p text:style-name="P1">3-1</text:p>
      <text:p text:style-name="P1">Until now, the landmarks are mostly defined by manual operation.</text:p>
      <text:p text:style-name="P1">The operations are time-consuming and difficult to <text:bookmark-start text:name="__DdeLink__793_1690356959"/>reproduce<text:bookmark-end text:name="__DdeLink__793_1690356959"/></text:p>
      <text:p text:style-name="P1"/>
      <text:p text:style-name="P6">A<text:span text:style-name="T7">nother</text:span> way to automatize the landmarks setting is using image processing techniques. </text:p>
      <text:p text:style-name="P6">Segmentation is most often the first step in image processing.</text:p>
      <text:p text:style-name="P10">We have applied the procedures on two parts of mandibles. It has provided the precise results. However, when we apply on other parts, we meet difficulties in the segmentation step.</text:p>
      <text:p text:style-name="P1"/>
      <text:p text:style-name="P1"><text:span text:style-name="T7">The reasons: </text:span>the images are not precised and difficult to segment.</text:p>
      <text:p text:style-name="P1">In addition, the landmarks are set both on the shape and inside the object.</text:p>
      <text:p text:style-name="P1"/>
      <text:p text:style-name="P1"/>
      <text:p text:style-name="P1">3-2</text:p>
      <text:p text:style-name="P1">So, the question is how to predict the landmarks on pronotum images automatically without segmentation step?</text:p>
      <text:p text:style-name="P1"><text:soft-page-break/>In this presentation, I will describe the method that we have chosen to solve this question and how to implement it.</text:p>
      <text:p text:style-name="P1"/>
      <text:p text:style-name="P1">Slide 4</text:p>
      <text:p text:style-name="P1">Before going deeper in our method, I will present firstly a short summary about deep learning and the convolutional neural network.</text:p>
      <text:p text:style-name="P1">Then, I will present the network that <text:s/>we have used to predict the landmarks on pronotum images.</text:p>
      <text:p text:style-name="P1">In this part, I will also talk about the process to augment the dataset because our own could be considered as a little bit small to use CNN</text:p>
      <text:p text:style-name="P1">At the end, I will describe the results that we have obtained.</text:p>
      <text:p text:style-name="P1"/>
      <text:p text:style-name="P1">Slide 5</text:p>
      <text:p text:style-name="P1">5-1</text:p>
      <text:p text:style-name="P1">Currently, deep learning is considered as a class of machine learning methods.</text:p>
      <text:p text:style-name="P1">It uses a cascade of layers to extract and to transform image features.</text:p>
      <text:p text:style-name="P1">The output of a layer may be used as input of the next layer.</text:p>
      <text:p text:style-name="P1">Like other machine learning methods, deep learning can also learn in supervised or unsupervised mode.</text:p>
      <text:p text:style-name="P1">5-2</text:p>
      <text:p text:style-name="P1">From the beginning until now, deep learning have been applied for many tasks in different topics, for examples, computer vision, speech recognition, or language translation,…</text:p>
      <text:p text:style-name="P1"/>
      <text:p text:style-name="P1">Slide 6</text:p>
      <text:p text:style-name="P1">In <text:span text:style-name="T8">the variant architectures of network in </text:span>deep learning, CNNs are known as the most popular <text:span text:style-name="T8">architecture for processing on image or video data</text:span>.</text:p>
      <text:p text:style-name="P1">A CNN usually contains an input, an output and multiple hidden layers between input and output.</text:p>
      <text:p text:style-name="P1"><text:span text:style-name="T8">T</text:span>he computing in CNN effects in 3 dimensions: width, height and depth of the input</text:p>
      <text:p text:style-name="P1">The layers that are frequently used as hidden layers in CNN are CONV, POOLING, DROPOUT layers.</text:p>
      <text:p text:style-name="P1">The image in this slide presents an simple architecture of CNN. It includes an input, an output and two hidden layers</text:p>
      <text:p text:style-name="P1"/>
      <text:p text:style-name="P1">Slide 7</text:p>
      <text:p text:style-name="P1">7-1</text:p>
      <text:p text:style-name="P1">Based on the knowledge about deep learning and CNN, we have tried some well-known network architectures to predict the landmarks.</text:p>
      <text:p text:style-name="P1">The network includes a combination of CONV layers, max POOLING layers and full-connected layers.</text:p>
      <text:p text:style-name="P1">The network was able to predict the landmarks on pronotum images but the quality of predicted coordinates have not been evaluated as enough precise.</text:p>
      <text:p text:style-name="P1">We have also tried to adjust the parameters values without real improvement.</text:p>
      <text:p text:style-name="P1"/>
      <text:p text:style-name="P1">Slide 8</text:p>
      <text:p text:style-name="P1">After several testing, we have decided to proposed a new architecture based on the concept of <text:s/>“elementary block”. An elementary block includes a CONV layer, a max POOL layer and a DROPOUT layer.</text:p>
      <text:p text:style-name="P1"/>
      <text:p text:style-name="P1">Slide 9</text:p>
      <text:p text:style-name="P7"><text:span text:style-name="T9">For our objective, we have composed </text:span>3 elementary blocks, followed by 3 full-connected layers and a dropout layers. The <text:s/>output of the last FC layer is 16 corresponding to the coordinates of 8 landmarks on pronotum images.</text:p>
      <text:p text:style-name="P1"/>
      <text:p text:style-name="P1">Slide 10</text:p>
      <text:p text:style-name="P1">10-1</text:p>
      <text:p text:style-name="P1">Before to jump to the results, I would like to explain the method that we have used to augment the data</text:p>
      <text:p text:style-name="P1">As mentioned before, we only have 293 RGB images.</text:p>
      <text:p text:style-name="P1"><text:soft-page-break/>This number is large in the point view of manual operation but it is really too small in deep learning context.</text:p>
      <text:p text:style-name="P1">So, we have proposed 2 strategies to augment the dataset.</text:p>
      <text:p text:style-name="P1">In the first strategy, we have added a constant to each color channel of the image.</text:p>
      <text:p text:style-name="P1">Image in the slide shows this process, we have increased the value of one channel each time.</text:p>
      <text:p text:style-name="P1">10-2</text:p>
      <text:p text:style-name="P1">In the second strategy, we have split the color channels of the original image</text:p>
      <text:p text:style-name="P1">Three images in the second row are the value of 3 color channels of the original image</text:p>
      <text:p text:style-name="P1">10-3</text:p>
      <text:p text:style-name="P1">At the end of this process, we have six versions from an original image by applying 2 strategies. In total, we have obtained 2,051 images.</text:p>
      <text:p text:style-name="P2">Now, we will turn to the different steps of deep learning.</text:p>
      <text:p text:style-name="P1"/>
      <text:p text:style-name="P1">Slide 11</text:p>
      <text:p text:style-name="P1">Firstly, the model have been trained with 1,820 images in 5,000 epochs.</text:p>
      <text:p text:style-name="P1">During training, the cross validation method has been applied to select the training data.</text:p>
      <text:p text:style-name="P1">The momentum and the learning rate have been adjusted to the remaining number of epochs.</text:p>
      <text:p text:style-name="P1">Usually, the first performance of a CNN is appreciated from the loss values both in training and validation steps.</text:p>
      <text:p text:style-name="P1">The diagram shows the curves that we have obtained: the blue curve presents for the training loss and green curves is validation loss.</text:p>
      <text:p text:style-name="P1">It is considered as a good results because it shows that we don’t have the over-fitting between training and validation processes.</text:p>
      <text:p text:style-name="P1"/>
      <text:p text:style-name="P1">Slide 12</text:p>
      <text:p text:style-name="P1">12-1</text:p>
      <text:p text:style-name="P1">After the first results, we would like to evaluate our results in a statistical point of view.</text:p>
      <text:p text:style-name="P1">So, we have considered some quality metrics about the correlation between the coordinates of predicted and manual landmarks.</text:p>
      <text:p text:style-name="P1">The quality metrics measure the linear coefficient between the predicted and manual landmarks. <text:s/></text:p>
      <text:p text:style-name="P1">Table in this slide shows the coefficient on 3 parts of beetle. From these scores, we can see that the quality of predicted coordinates are very precise.</text:p>
      <text:p text:style-name="P1"><text:s/></text:p>
      <text:p text:style-name="P1">12-2</text:p>
      <text:p text:style-name="P1">But in image processing, we would like to display the results on the images also.</text:p>
      <text:p text:style-name="P1">Images in this slide show the landmarks on the images: The yellow points are manual landmarks, which have been provided by the biologists, and the red points are predicted landmarks.</text:p>
      <text:p text:style-name="P1">We can clearly see that the landmarks in image a) are well set, while in image b) the predicted landmarks are less <text:span text:style-name="Strong_20_Emphasis"><text:span text:style-name="T1">accurate</text:span></text:span>.</text:p>
      <text:p text:style-name="P1"/>
      <text:p text:style-name="P1">Slide 13</text:p>
      <text:p text:style-name="P1"><text:bookmark text:name="envc4ca4238a0b92782t6c7~09a6f7514MO"/>To have a correct assessment of predicted coordinates, we have calculated the distances between the predicted and manual landmarks in all images,</text:p>
      <text:p text:style-name="P1">Then, we ave computed average distances per landmark as we can see in the table.</text:p>
      <text:p text:style-name="P1">The minimum distance is 4 pixels in the 1<text:span text:style-name="Default_20_Paragraph_20_Font"><text:span text:style-name="T2">st</text:span></text:span> landmark.</text:p>
      <text:p text:style-name="P1">The worst distance is larger than 5 pixels in the 6<text:span text:style-name="Default_20_Paragraph_20_Font"><text:span text:style-name="T2">th</text:span></text:span> landmark</text:p>
      <text:p text:style-name="P1">In the image processing point of view, these distances could be considered as not enough precise.</text:p>
      <text:p text:style-name="P1">So, we have decided to add another strategy to our model: transfer learning</text:p>
      <text:p text:style-name="P1"/>
      <text:p text:style-name="P1">Slide 14</text:p>
      <text:p text:style-name="P1">Transfer learning is a method in machine learning that re-uses a model which has been developed for a specific task/dataset to another task.</text:p>
      <text:p text:style-name="P1"><text:soft-page-break/>And fine-tuning is known as a scenario of transfer learning. This is the technique that we have chosen retrain a pre-trained model on a new dataset.</text:p>
      <text:p text:style-name="P1">Pre-train a model in thousand epochs is time-consuming. <text:span text:style-name="T10">Fortunately</text:span>, it is possible to get pre-trained models in some libraries, like Model Zoo in Caffe library.</text:p>
      <text:p text:style-name="P1"/>
      <text:p text:style-name="P1">Slide 15</text:p>
      <text:p text:style-name="P1">15 - 1</text:p>
      <text:p text:style-name="P8">Come back again to our problem, we have fine-tuned our data on some pre-trained models, such as VGG-16, 19, ResNet50. But, the landmarks have been not improved.</text:p>
      <text:p text:style-name="P8"><text:s/>So, we have decided to <text:span text:style-name="T11">use our model to pre-train on an</text:span> but to change the pre-train data.</text:p>
      <text:p text:style-name="P1">Firstly, we train our model on a facial keypoint dataset to find 15 landmarks on the human face.</text:p>
      <text:p text:style-name="P1">Then, the pre-trained model has been used to fine-tune on each part of beetle.</text:p>
      <text:p text:style-name="P1"/>
      <text:p text:style-name="P1">Slide 16</text:p>
      <text:p text:style-name="P1">By doing the same evaluation way than previously, we have again calculated the average distance between the predicted and manual landmarks.</text:p>
      <text:p text:style-name="P1">The table in this slide shows the average distances of the two studying processes: with and without fine-tuning process.</text:p>
      <text:p text:style-name="P1">The results show that the quality of predicted landmarks have been clearly improved in the case of fine-tuning.</text:p>
      <text:p text:style-name="P1">For example, if we check again the best one which is the 1<text:span text:style-name="Default_20_Paragraph_20_Font"><text:span text:style-name="T2">st</text:span></text:span> landmark, the average distance is improved around 2<text:span text:style-name="T11">5</text:span>.3%. </text:p>
      <text:p text:style-name="P1"/>
      <text:p text:style-name="P1">Slide 17</text:p>
      <text:p text:style-name="P1">17-1</text:p>
      <text:p text:style-name="P1">In this slide, I show you the distribution of distances for the best result ( the landmarks 1<text:span text:style-name="Default_20_Paragraph_20_Font"><text:span text:style-name="T2">st</text:span></text:span> )</text:p>
      <text:p text:style-name="P1">The left image is the distribution of distance when we trained the model from scratch, and the right side is the result when we apply fine-tuning.</text:p>
      <text:p text:style-name="P1">The blue line is the average distance, the red line is the standard deviation.</text:p>
      <text:p text:style-name="P1">In the case of fine-tuning, we can see that the distances are decreased and the number of errors is reduced.</text:p>
      <text:p text:style-name="P1">17-2</text:p>
      <text:p text:style-name="P1">And this is the distribution of distance on the worst result (landmark 6<text:span text:style-name="Default_20_Paragraph_20_Font"><text:span text:style-name="T2">th</text:span></text:span>). The results are also the same with the 1<text:span text:style-name="Default_20_Paragraph_20_Font"><text:span text:style-name="T2">st</text:span></text:span> landmark.</text:p>
      <text:p text:style-name="P1"/>
      <text:p text:style-name="P1">Slide 18</text:p>
      <text:p text:style-name="P1">18-1: <text:span text:style-name="Default_20_Paragraph_20_Font"><text:span text:style-name="T3">To conclude</text:span></text:span></text:p>
      <text:p text:style-name="P1">In this study, we have proposed a new CNN architecture based on Elementary blocks to predict the landmarks on three remaining set of beetle’s images.</text:p>
      <text:p text:style-name="P1">We have also proposed a specific method to augment our own dataset.</text:p>
      <text:p text:style-name="P1">For experiments, we have applied two techniques to test the model: training from scratch and fine-tuning. The last technique allows to claim that now we are able to predict landmarks automatically.</text:p>
      <text:p text:style-name="P1">18-2</text:p>
      <text:p text:style-name="P1">We would like to test the other composition of EB to predict the landmarks: 4, 5.</text:p>
      <text:p text:style-name="P1">Because the well-known pre-trained models do not work with our problem. We would like to study more deeply how to design a pre-trained model depending the class of the problem to sol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5-04T16:07:00Z</meta:creation-date>
    <dc:date>2019-08-28T09:41:56.040733285</dc:date>
    <meta:print-date>2018-05-17T16:02:00Z</meta:print-date>
    <meta:editing-cycles>451</meta:editing-cycles>
    <meta:editing-duration>PT13H56M51S</meta:editing-duration>
    <meta:document-statistic meta:table-count="0" meta:image-count="0" meta:object-count="0" meta:page-count="4" meta:paragraph-count="134" meta:word-count="1846" meta:character-count="10714" meta:non-whitespace-character-count="8992"/>
    <meta:template xlink:type="simple" xlink:actuate="onRequest" xlink:title="" xlink:href="Normal"/>
  </office:meta>
</office:document-meta>
</file>